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bau MobiNa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Tablet (Video)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(IMU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(Linphone) opt.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opf (per Joystick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opf (Positionswerte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opf (gezielt) → Home, Dow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LEDs (RGB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LEDs (Pulsed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ahren (per Joystick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WLAN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</meta:initial-creator>
    <meta:creation-date>2013-04-23T09:06:05</meta:creation-date>
    <dc:date>2013-04-23T09:37:11</dc:date>
    <dc:creator>josh </dc:creator>
    <meta:editing-duration>PT31M6S</meta:editing-duration>
    <meta:editing-cycles>2</meta:editing-cycles>
    <meta:generator>LibreOffice/3.3$Unix LibreOffice_project/330m19$Build-401</meta:generator>
    <meta:printed-by>josh </meta:printed-by>
    <meta:print-date>2013-04-23T09:08:56</meta:print-date>
    <meta:document-statistic meta:table-count="1" meta:image-count="0" meta:object-count="0" meta:page-count="1" meta:paragraph-count="11" meta:word-count="27" meta:character-count="176"/>
  </office:meta>
</office:document-meta>
</file>